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71ac2" officeooo:paragraph-rsid="00071ac2"/>
    </style:style>
    <style:style style:name="P2" style:family="paragraph" style:parent-style-name="Standard">
      <style:paragraph-properties fo:text-align="start" style:justify-single-word="false"/>
      <style:text-properties officeooo:rsid="00071ac2" officeooo:paragraph-rsid="00071ac2"/>
    </style:style>
    <style:style style:name="P3" style:family="paragraph" style:parent-style-name="Standard">
      <style:paragraph-properties fo:text-align="start" style:justify-single-word="false"/>
      <style:text-properties officeooo:rsid="00071ac2" officeooo:paragraph-rsid="0007753a"/>
    </style:style>
    <style:style style:name="P4" style:family="paragraph" style:parent-style-name="Standard">
      <style:paragraph-properties fo:text-align="start" style:justify-single-word="false"/>
      <style:text-properties officeooo:rsid="0007753a" officeooo:paragraph-rsid="0007753a"/>
    </style:style>
    <style:style style:name="P5" style:family="paragraph" style:parent-style-name="Standard">
      <style:paragraph-properties fo:text-align="start" style:justify-single-word="false"/>
      <style:text-properties officeooo:rsid="0007753a" officeooo:paragraph-rsid="00091ce3"/>
    </style:style>
    <style:style style:name="P6" style:family="paragraph" style:parent-style-name="Standard">
      <style:paragraph-properties fo:text-align="center" style:justify-single-word="false"/>
      <style:text-properties officeooo:rsid="0007753a" officeooo:paragraph-rsid="0007753a"/>
    </style:style>
    <style:style style:name="P7" style:family="paragraph" style:parent-style-name="Standard">
      <style:paragraph-properties fo:text-align="start" style:justify-single-word="false"/>
      <style:text-properties officeooo:rsid="00091ce3" officeooo:paragraph-rsid="00091ce3"/>
    </style:style>
    <style:style style:name="P8" style:family="paragraph" style:parent-style-name="Standard">
      <style:paragraph-properties fo:text-align="center" style:justify-single-word="false"/>
      <style:text-properties officeooo:rsid="00091ce3" officeooo:paragraph-rsid="00091ce3"/>
    </style:style>
    <style:style style:name="P9" style:family="paragraph" style:parent-style-name="Standard">
      <style:paragraph-properties fo:text-align="start" style:justify-single-word="false"/>
      <style:text-properties officeooo:rsid="00071ac2" officeooo:paragraph-rsid="0007753a"/>
    </style:style>
    <style:style style:name="P10" style:family="paragraph" style:parent-style-name="Standard">
      <style:paragraph-properties fo:text-align="start" style:justify-single-word="false"/>
      <style:text-properties officeooo:rsid="00091ce3" officeooo:paragraph-rsid="00091ce3"/>
    </style:style>
    <style:style style:name="P11" style:family="paragraph" style:parent-style-name="Standard">
      <style:paragraph-properties fo:text-align="start" style:justify-single-word="false"/>
      <style:text-properties officeooo:rsid="00091ce3" officeooo:paragraph-rsid="0009ba2b"/>
    </style:style>
    <style:style style:name="P12" style:family="paragraph" style:parent-style-name="Standard">
      <style:paragraph-properties fo:text-align="center" style:justify-single-word="false"/>
      <style:text-properties officeooo:rsid="00091ce3" officeooo:paragraph-rsid="0009ba2b"/>
    </style:style>
    <style:style style:name="P13" style:family="paragraph" style:parent-style-name="Standard">
      <style:paragraph-properties fo:text-align="center" style:justify-single-word="false"/>
      <style:text-properties officeooo:rsid="0009ba2b" officeooo:paragraph-rsid="0009ba2b"/>
    </style:style>
    <style:style style:name="P14" style:family="paragraph" style:parent-style-name="Standard">
      <style:paragraph-properties fo:text-align="start" style:justify-single-word="false"/>
      <style:text-properties officeooo:rsid="000a3aa0" officeooo:paragraph-rsid="000a3aa0"/>
    </style:style>
    <style:style style:name="T1" style:family="text">
      <style:text-properties officeooo:rsid="00071ac2"/>
    </style:style>
    <style:style style:name="T2" style:family="text">
      <style:text-properties officeooo:rsid="0007753a"/>
    </style:style>
    <style:style style:name="T3" style:family="text">
      <style:text-properties style:text-line-through-style="none" style:text-line-through-type="none" style:text-position="0% 100%" fo:font-style="italic" style:text-underline-style="none" fo:font-weight="bold" style:font-style-asian="italic" style:font-weight-asian="bold" style:font-style-complex="italic" style:font-weight-complex="bold"/>
    </style:style>
    <style:style style:name="T4" style:family="text">
      <style:text-properties officeooo:rsid="0009ba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PROFILE</text:p>
      <text:p text:style-name="P1"/>
      <text:p text:style-name="P2">1. Please provide accurate and correctly spelled details in all fields.</text:p>
      <text:p text:style-name="P2">2. Name fields must be spelled correctly and do not use prefix as Smt. , Mr. , Dr. etc.</text:p>
      <text:p text:style-name="P2">3. DOB must be same as mentioned in your given documents. Select it from the calender popped after clicking the field or type manually in format of dd/mm/yyyy.</text:p>
      <text:p text:style-name="P2">4. Field of OTHER LANGUAGES can be filled with multiple languages seperated by comma ','. example:- lang1,lang2,lang3.</text:p>
      <text:p text:style-name="P2">5. <text:span text:style-name="T2">S</text:span>canned copy of passport size photo and signature <text:span text:style-name="T2">attached </text:span><text:s/>must be <text:span text:style-name="T2">of size </text:span>less than 200KB (image file only).</text:p>
      <text:p text:style-name="P2">6. Fields marked with '*' are mandatory fields and must not be left empty.</text:p>
      <text:p text:style-name="P2">7. Please verify all details before going to next page.</text:p>
      <text:p text:style-name="P2"/>
      <text:p text:style-name="P2"/>
      <text:p text:style-name="P1">MY CONTACT </text:p>
      <text:p text:style-name="P2"/>
      <text:p text:style-name="P2">1. Please provide accurate and correctly spelled details in all fields.</text:p>
      <text:p text:style-name="P2">2. Name fields must be spelled correctly and do not use prefix as Smt. , Mr. , Dr. etc.</text:p>
      <text:p text:style-name="P2">3. Address field must contain full postal address.</text:p>
      <text:p text:style-name="P2">4. Fields marked with '*' are mandatory fields and must not be left empty.</text:p>
      <text:p text:style-name="P2">5. Please verify all details before going to next page.</text:p>
      <text:p text:style-name="P2"/>
      <text:p text:style-name="P2"/>
      <text:p text:style-name="P1">MY ID</text:p>
      <text:p text:style-name="P1"/>
      <text:p text:style-name="P2">1. Please provide accurate and correct details in all fields.</text:p>
      <text:p text:style-name="P2">2. Scanned copy of <text:span text:style-name="T2">Aadhar card, PAN card, Driving License and Passport</text:span> <text:span text:style-name="T2">attached </text:span>must be <text:span text:style-name="T2">of size </text:span>less than 200KB (image file only).</text:p>
      <text:p text:style-name="P4">3. Provinding Aadhar card and PAN card are mandatory.</text:p>
      <text:p text:style-name="P4">4. <text:span text:style-name="T1">Please verify all details before going to next page.</text:span></text:p>
      <text:p text:style-name="P4"/>
      <text:p text:style-name="P4"/>
      <text:p text:style-name="P6">MY FAMILY</text:p>
      <text:p text:style-name="P6"/>
      <text:p text:style-name="P4">1. <text:span text:style-name="T1">Please provide accurate and correctly spelled details in all fields.</text:span></text:p>
      <text:p text:style-name="P3">2. Name fields must be spelled correctly and do not use prefix as Smt. , Mr. , Dr. Etc.</text:p>
      <text:p text:style-name="P3">3. DOB must be same as mentioned in your given documents. Select it from the calender popped after clicking the field or type manually in format of dd/mm/yyyy.</text:p>
      <text:p text:style-name="P4">4. Please check the boxes under <text:span text:style-name="T3">nomination details</text:span> in case to make your member nominee for the respective fund.</text:p>
      <text:p text:style-name="P4">5. The holder can override (delete or change) an earlier nomination by executing a fresh</text:p>
      <text:p text:style-name="P4">Nomination Form . The earlier nomination will automatically stand cancelled.</text:p>
      <text:p text:style-name="P4">6. The nominee will be entitled to all the rights in the shares of the Company only in the event of the death of the holder in the account. The nominee will be required to approach the Company for transmitting the securities in his / her name and will be required to produce the death certificate of the holder, the share certificates &amp; proof of identity as required by the Board of Directors of the Company.</text:p>
      <text:p text:style-name="P4">7. Please mention the amount of share of your fund to the nominee.</text:p>
      <text:p text:style-name="P4"/>
      <text:p text:style-name="P4"/>
      <text:p text:style-name="P6">MY ACEDMIC</text:p>
      <text:p text:style-name="P6"/>
      <text:p text:style-name="P4"><text:soft-page-break/>1. <text:span text:style-name="T1">Please provide accurate and correctly spelled details in all fields.</text:span></text:p>
      <text:p text:style-name="P4">2. Complete name of Institute must be provided.</text:p>
      <text:p text:style-name="P4">3. Scanned copies of the certificates attached must be of size less than 200KB (image file only).</text:p>
      <text:p text:style-name="P3">4. Fields marked with '*' are mandatory fields and must not be left empty.</text:p>
      <text:p text:style-name="P3">5. Please verify all details before going to next page.</text:p>
      <text:p text:style-name="P3"/>
      <text:p text:style-name="P3"/>
      <text:p text:style-name="P6">MY EXPERIENCE</text:p>
      <text:p text:style-name="P6"/>
      <text:p text:style-name="P4">1. <text:span text:style-name="T1">Please provide accurate and correctly spelled details in all fields.</text:span></text:p>
      <text:p text:style-name="P4">2. Complete name of Company must be provided.</text:p>
      <text:p text:style-name="P4">3. Scanned copy of the Payslip and Relieving letter attached must be of size less than 200KB (image file only).</text:p>
      <text:p text:style-name="P4">4. If Relieving letter is not available, attach scanned copy of original acceptance letter of resignation (image file of size&lt;200KB).</text:p>
      <text:p text:style-name="P5">5. <text:span text:style-name="T1">Please verify all details before going to next page.</text:span></text:p>
      <text:p text:style-name="P5"/>
      <text:p text:style-name="P5"/>
      <text:p text:style-name="P13">ACCOUNT</text:p>
      <text:p text:style-name="P8"/>
      <text:p text:style-name="P7">1. Please provide accurate <text:span text:style-name="T4">your bank </text:span>details in all fields.</text:p>
      <text:p text:style-name="P7">2. <text:span text:style-name="T4">Re-verify your account number and IFSC code provided by your branch</text:span>.</text:p>
      <text:p text:style-name="P7">4. <text:span text:style-name="T1">Please verify all details before going to next page.</text:span></text:p>
      <text:p text:style-name="P7"/>
      <text:p text:style-name="P7"/>
      <text:p text:style-name="P12">PEOPLE KNOWS ME</text:p>
      <text:p text:style-name="P12"/>
      <text:p text:style-name="P11">1. Please provide accurate details in all fields.</text:p>
      <text:p text:style-name="P11">2. Scanned copy of Refrence letter from two people of repute working in any organisation with their ID proofs needs to be attached (image file of size&lt;200KB).</text:p>
      <text:p text:style-name="P11">3. <text:span text:style-name="T1">Name fields must be spelled correctly and do not use prefix as Smt. , Mr. , Dr. </text:span>e<text:span text:style-name="T1">tc.</text:span></text:p>
      <text:p text:style-name="P11">4. <text:span text:style-name="T1">Please verify all details before going to next page.</text:span></text:p>
      <text:p text:style-name="P7"/>
      <text:p text:style-name="P7"/>
      <text:p text:style-name="P8">STAFF KNOWS ME</text:p>
      <text:p text:style-name="P8"/>
      <text:p text:style-name="P5">1. <text:span text:style-name="T1">Please provide accurate and correctly spelled details in all fields.</text:span></text:p>
      <text:p text:style-name="P7">2. <text:span text:style-name="T1">Name fields must be spelled correctly and do not use prefix as Smt. , Mr. , Dr. E</text:span>t<text:span text:style-name="T1">c.</text:span></text:p>
      <text:p text:style-name="P14">3. Provide the correct Employee ID Ecom Express if refers you.</text:p>
      <text:p text:style-name="P7">3. After submitting form filled by you become non-editable. Please confirm before subm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6:54:21.268029366</meta:creation-date>
    <dc:date>2016-07-15T18:32:12.426872870</dc:date>
    <meta:editing-duration>PT2H42M36S</meta:editing-duration>
    <meta:editing-cycles>2</meta:editing-cycles>
    <meta:generator>LibreOffice/4.4.6.3$Linux_X86_64 LibreOffice_project/40m0$Build-3</meta:generator>
    <meta:document-statistic meta:table-count="0" meta:image-count="0" meta:object-count="0" meta:page-count="2" meta:paragraph-count="54" meta:word-count="722" meta:character-count="4079" meta:non-whitespace-character-count="3409"/>
  </office:meta>
</office:document-meta>
</file>